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 Medium" svg:font-family="'Poppins Medium'"/>
    <style:font-face style:name="Poppins Medium1" svg:font-family="'Poppins Medium'" style:font-pitch="variable"/>
    <style:font-face style:name="Poppins Medium2" svg:font-family="'Poppins Medium'" style:font-adornments="Medium" style:font-pitch="variable"/>
    <style:font-face style:name="Poppins1" svg:font-family="Poppins" style:font-pitch="variable"/>
  </office:font-face-decls>
  <office:automatic-styles>
    <style:style style:name="P1" style:family="paragraph" style:parent-style-name="Title">
      <style:text-properties fo:font-weight="normal" style:font-weight-asian="normal" style:font-weight-complex="normal"/>
    </style:style>
    <style:style style:name="P2" style:family="paragraph" style:parent-style-name="Heading_20_1">
      <style:text-properties officeooo:paragraph-rsid="001fd366"/>
    </style:style>
    <style:style style:name="P3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</style:style>
    <style:style style:name="P4" style:family="paragraph" style:parent-style-name="Text_20_body" style:list-style-name="L13">
      <style:paragraph-properties fo:margin-left="0cm" fo:margin-right="0cm" fo:margin-top="0cm" fo:margin-bottom="0.265cm" style:contextual-spacing="false" style:line-height-at-least="0.635cm" fo:orphans="2" fo:widows="2" fo:text-indent="0cm" style:auto-text-indent="false" fo:padding="0cm" fo:border="none" fo:keep-with-next="auto" style:writing-mode="lr-tb"/>
      <style:text-properties officeooo:paragraph-rsid="001fd366"/>
    </style:style>
    <style:style style:name="P5" style:family="paragraph" style:parent-style-name="Text_20_body" style:list-style-name="L2">
      <style:text-properties officeooo:paragraph-rsid="001fd366"/>
    </style:style>
    <style:style style:name="P6" style:family="paragraph" style:parent-style-name="Text_20_body" style:list-style-name="L13" style:master-page-name="">
      <style:paragraph-properties fo:margin-left="0cm" fo:margin-right="0cm" fo:margin-top="0cm" fo:margin-bottom="0.265cm" style:contextual-spacing="false" style:line-height-at-least="0.635cm" fo:orphans="2" fo:widows="2" fo:text-indent="0cm" style:auto-text-indent="false" style:page-number="auto" fo:break-before="auto" fo:break-after="auto" fo:padding="0cm" fo:border="none" fo:keep-with-next="auto" style:writing-mode="lr-tb"/>
      <style:text-properties fo:font-variant="normal" fo:text-transform="none" fo:color="#1f1f1f" loext:opacity="100%" style:font-name="Poppins1" fo:font-size="12pt" fo:font-style="normal" fo:font-weight="normal" officeooo:paragraph-rsid="001fd366"/>
    </style:style>
    <style:style style:name="P7" style:family="paragraph" style:parent-style-name="Text_20_body" style:list-style-name="L13" style:master-page-name="">
      <loext:graphic-properties draw:fill="none"/>
      <style:paragraph-properties fo:margin-left="0cm" fo:margin-right="0cm" fo:margin-top="0cm" fo:margin-bottom="0.265cm" style:contextual-spacing="false" style:line-height-at-least="0.635cm" fo:orphans="2" fo:widows="2" fo:text-indent="0cm" style:auto-text-indent="false" style:page-number="auto" fo:break-before="auto" fo:break-after="auto" fo:background-color="transparent" fo:padding="0cm" fo:border="none" fo:keep-with-next="auto" style:writing-mode="lr-tb"/>
      <style:text-properties fo:font-variant="normal" fo:text-transform="none" fo:color="#1f1f1f" loext:opacity="100%" style:font-name="Poppins1" fo:font-size="12pt" fo:font-style="normal" fo:font-weight="normal" officeooo:paragraph-rsid="001fd366"/>
    </style:style>
    <style:style style:name="P8" style:family="paragraph" style:parent-style-name="Text_20_body" style:list-style-name="L8">
      <style:text-properties officeooo:paragraph-rsid="001fd366"/>
    </style:style>
    <style:style style:name="P9" style:family="paragraph" style:parent-style-name="Text_20_body" style:list-style-name="L10">
      <style:text-properties officeooo:paragraph-rsid="001fd366"/>
    </style:style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9"/>
    <style:style style:name="T1" style:family="text">
      <style:text-properties fo:font-variant="normal" fo:text-transform="none" fo:color="#1f1f1f" loext:opacity="100%" style:font-name="Poppins1" fo:font-size="12pt" fo:font-style="normal" fo:font-weight="normal"/>
    </style:style>
    <style:style style:name="T2" style:family="text">
      <style:text-properties fo:font-variant="normal" fo:text-transform="none" fo:color="#1f1f1f" loext:opacity="100%" style:font-name="Poppins1" fo:font-size="12pt" fo:font-style="normal" fo:font-weight="bold" loext:padding="0cm" loext:border="none"/>
    </style:style>
    <style:style style:name="T3" style:family="text">
      <style:text-properties fo:font-variant="normal" fo:text-transform="none" fo:color="#1f1f1f" loext:opacity="100%" style:font-name="Poppins Medium1" fo:font-size="12pt" fo:font-style="normal" fo:font-weight="normal" style:font-weight-asian="normal" style:font-weight-complex="normal" loext:padding="0cm" loext:border="none"/>
    </style:style>
    <style:style style:name="T4" style:family="text">
      <style:text-properties fo:font-variant="normal" fo:text-transform="none" fo:color="#1f1f1f" loext:opacity="100%" style:font-name="Google Sans" fo:font-size="12pt" fo:font-style="normal" fo:font-weight="normal"/>
    </style:style>
    <style:style style:name="T5" style:family="text">
      <style:text-properties fo:font-variant="normal" fo:text-transform="none" fo:color="#1f1f1f" loext:opacity="100%" style:font-name="Google Sans" fo:font-size="12pt" fo:font-style="normal" fo:font-weight="bold" loext:padding="0cm" loext:border="none"/>
    </style:style>
    <style:style style:name="T6" style:family="text">
      <style:text-properties fo:font-variant="normal" fo:text-transform="none" fo:color="#1f1f1f" loext:opacity="100%" fo:font-size="12pt" fo:font-style="normal" fo:font-weight="bold" loext:padding="0cm" loext:border="none"/>
    </style:style>
    <style:style style:name="T7" style:family="text">
      <style:text-properties fo:font-variant="normal" fo:text-transform="none" fo:color="#1f1f1f" loext:opacity="100%" fo:font-size="12pt" fo:font-style="normal" fo:font-weight="normal"/>
    </style:style>
    <style:style style:name="T8" style:family="text">
      <style:text-properties style:font-name="Poppins Medium1"/>
    </style:style>
    <style:style style:name="T9" style:family="text">
      <style:text-properties style:font-name="Poppins Medium1" fo:font-weight="normal" style:font-weight-asian="normal" style:font-weight-complex="normal"/>
    </style:style>
    <style:style style:name="T10" style:family="text">
      <style:text-properties style:font-name="Poppins Medium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Poppins Medium2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Poppins1"/>
    </style:style>
    <style:style style:name="T15" style:family="text">
      <style:text-properties style:font-name="Poppins1" fo:font-size="16pt" style:font-size-asian="16pt" style:font-size-complex="16pt"/>
    </style:style>
    <style:style style:name="T16" style:family="text">
      <style:text-properties style:font-name="Poppins1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limitation du projet de gestion des réservations de ressources informatiques à l'UASZ</text:p>
      <text:h text:style-name="P2" text:outline-level="1"><text:span text:style-name="T1">Définir les contours du projet de gestion des réservations de ressources informatiques à l'UASZ, en précisant ses fonctionnalités, ses utilisateurs et son architecture.</text:span></text:h>
      <text:h text:style-name="Heading_20_1" text:outline-level="1"><text:span text:style-name="Strong_20_Emphasis"><text:span text:style-name="T12">1. </text:span></text:span><text:span text:style-name="Strong_20_Emphasis"><text:span text:style-name="T9">Fonctionnalités:</text:span></text:span></text:h>
      <text:h text:style-name="P3" text:outline-level="2"><text:span text:style-name="Strong_20_Emphasis"><text:span text:style-name="T10">a. Enregistrement des ressources:</text:span></text:span></text:h>
      <text:list xml:id="list1837024651" text:style-name="L2">
        <text:list-item>
          <text:p text:style-name="P5">Créer et gérer un catalogue des ressources disponibles (vidéoprojecteurs, modems, sonorisation, ordinateurs, imprimantes, etc.). </text:p>
        </text:list-item>
        <text:list-item>
          <text:p text:style-name="P5">Enregistrer les informations de chaque ressource (type, marque, modèle, numéro de série, état, etc.). </text:p>
        </text:list-item>
        <text:list-item>
          <text:p text:style-name="P5">Suivre la localisation des ressources (campus, bâtiment, salle). </text:p>
        </text:list-item>
      </text:list>
      <text:h text:style-name="Heading_20_2" text:outline-level="2"><text:span text:style-name="Strong_20_Emphasis"><text:span text:style-name="T10">b. Enregistrement des réservations:</text:span></text:span></text:h>
      <text:list xml:id="list2288673082" text:style-name="L8">
        <text:list-item>
          <text:p text:style-name="P8">Permettre aux utilisateurs de réserver des ressources en ligne via un portail web ou une application mobile. </text:p>
        </text:list-item>
        <text:list-item>
          <text:p text:style-name="P8">Définir les plages horaires de disponibilité des ressources. </text:p>
        </text:list-item>
        <text:list-item>
          <text:p text:style-name="P8">Gérer les conflits de réservation et proposer des alternatives. </text:p>
        </text:list-item>
        <text:list-item>
          <text:p text:style-name="P8">Envoyer des notifications automatiques aux utilisateurs confirmant leurs réservations. </text:p>
        </text:list-item>
      </text:list>
      <text:h text:style-name="Heading_20_2" text:outline-level="2"><text:span text:style-name="Strong_20_Emphasis"><text:span text:style-name="T10">c. Enregistrement des prêts et des retours:</text:span></text:span></text:h>
      <text:list xml:id="list1225657477" text:style-name="L9">
        <text:list-item>
          <text:p text:style-name="P12">Suivre les prêts et les retours de chaque ressource. </text:p>
        </text:list-item>
        <text:list-item>
          <text:p text:style-name="P12">Définir la durée maximale des prêts. </text:p>
        </text:list-item>
        <text:list-item>
          <text:p text:style-name="P12"><text:soft-page-break/>Envoyer des notifications automatiques pour les retours en retard. </text:p>
        </text:list-item>
        <text:list-item>
          <text:p text:style-name="P12">Gérer les pénalités de retard. </text:p>
        </text:list-item>
      </text:list>
      <text:h text:style-name="Heading_20_2" text:outline-level="2"><text:span text:style-name="Strong_20_Emphasis"><text:span text:style-name="T16">d. Rapports et statistiques:</text:span></text:span></text:h>
      <text:list xml:id="list3542601986" text:style-name="L10">
        <text:list-item>
          <text:p text:style-name="P9">Générer des rapports mensuels sur les réservations, les prêts et les retours. </text:p>
        </text:list-item>
        <text:list-item>
          <text:p text:style-name="P9">Analyser l'utilisation des ressources et identifier les besoins en équipement. </text:p>
        </text:list-item>
        <text:list-item>
          <text:p text:style-name="P9">Fournir des statistiques aux utilisateurs sur la disponibilité des ressources. </text:p>
        </text:list-item>
      </text:list>
      <text:h text:style-name="Heading_20_1" text:outline-level="1"><text:span text:style-name="Strong_20_Emphasis"><text:span text:style-name="T12">2. Utilisateurs:</text:span></text:span></text:h>
      <text:list xml:id="list1127161598" text:style-name="L11">
        <text:list-item>
          <text:p text:style-name="P10"><text:span text:style-name="Strong_20_Emphasis"><text:span text:style-name="T2">Étudiants:</text:span></text:span><text:span text:style-name="T1"> Les étudiants doivent pouvoir réserver des ressources pour leurs travaux, recherches et présentations. </text:span></text:p>
        </text:list-item>
        <text:list-item>
          <text:p text:style-name="P10"><text:span text:style-name="Strong_20_Emphasis"><text:span text:style-name="T2">Enseignants:</text:span></text:span><text:span text:style-name="T1"> Les enseignants doivent pouvoir réserver des ressources pour leurs cours et formations. </text:span></text:p>
        </text:list-item>
        <text:list-item>
          <text:p text:style-name="P10"><text:span text:style-name="Strong_20_Emphasis"><text:span text:style-name="T2">Personnel administratif:</text:span></text:span><text:span text:style-name="T1"> Le personnel administratif doit pouvoir gérer les ressources, les réservations et les prêts. </text:span></text:p>
        </text:list-item>
      </text:list>
      <text:h text:style-name="Heading_20_1" text:outline-level="1"><text:span text:style-name="Strong_20_Emphasis"><text:span text:style-name="T12">3. Architecture:</text:span></text:span></text:h>
      <text:list xml:id="list2499643783" text:style-name="L12">
        <text:list-item>
          <text:p text:style-name="P11"><text:span text:style-name="Strong_20_Emphasis"><text:span text:style-name="T2">Base de données:</text:span></text:span><text:span text:style-name="T1"> La base de données stockera toutes les informations relatives aux ressources, aux réservations, aux prêts et aux utilisateurs. </text:span></text:p>
        </text:list-item>
        <text:list-item>
          <text:p text:style-name="P11"><text:span text:style-name="Strong_20_Emphasis"><text:span text:style-name="T2">Serveur web:</text:span></text:span><text:span text:style-name="T1"> Le serveur web hébergera l'application de gestion des réservations et permettra aux utilisateurs d'accéder aux fonctionnalités du système. </text:span></text:p>
        </text:list-item>
        <text:list-item>
          <text:p text:style-name="P11"><text:span text:style-name="Strong_20_Emphasis"><text:span text:style-name="T2">Interface utilisateur:</text:span></text:span><text:span text:style-name="T1"> L'interface utilisateur permettra aux utilisateurs de visualiser les ressources disponibles, de réserver des ressources et de gérer leurs réservations. </text:span></text:p>
        </text:list-item>
      </text:list>
      <text:h text:style-name="Heading_20_1" text:outline-level="1"><text:span text:style-name="Strong_20_Emphasis"><text:span text:style-name="T12">4. Délimitations du projet:</text:span></text:span></text:h>
      <text:list xml:id="list1720477995" text:style-name="L13">
        <text:list-item>
          <text:p text:style-name="P6">Le projet ne couvrira pas la gestion des ressources non informatiques (livres, salles de réunion, etc.). </text:p>
        </text:list-item>
        <text:list-item>
          <text:p text:style-name="P7">Le projet ne couvrira pas la gestion des réservations de ressources externes à l'UASZ. </text:p>
        </text:list-item>
        <text:list-item>
          <text:p text:style-name="P4"><text:soft-page-break/><text:span text:style-name="T1">Le projet ne couvrira pas le développement d'un système de paiement pour les réservations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/>
    <style:font-face style:name="Poppins Medium" svg:font-family="'Poppins Medium'"/>
    <style:font-face style:name="Poppins Medium1" svg:font-family="'Poppins Medium'" style:font-pitch="variable"/>
    <style:font-face style:name="Poppins Medium2" svg:font-family="'Poppins Medium'" style:font-adornments="Medium" style:font-pitch="variable"/>
    <style:font-face style:name="Poppins1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oppins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oppins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oppins Medium" fo:font-family="'Poppins Medium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oppins" fo:font-family="Poppin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oppins" fo:font-family="Poppin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oppins" fo:font-family="Poppin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Poppins1" fo:font-family="Poppins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1:43:53.570186084</meta:creation-date>
    <dc:date>2024-02-07T01:51:51.571946730</dc:date>
    <meta:editing-duration>PT7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3" meta:word-count="375" meta:character-count="2623" meta:non-whitespace-character-count="2281"/>
  </office:meta>
</office:document-meta>
</file>